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Lucida Grande', sans-serif"/>
    <style:font-face style:name="Maven Pro" svg:font-family="'Maven Pro'"/>
    <style:font-face style:name="Times New Roman" svg:font-family="'Times New Roman'"/>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663" officeooo:paragraph-rsid="001bf663"/>
    </style:style>
    <style:style style:name="P2" style:family="paragraph" style:parent-style-name="Standard">
      <style:text-properties officeooo:rsid="001c88a7" officeooo:paragraph-rsid="001c88a7"/>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rsid="001bf663" officeooo:paragraph-rsid="001bf663"/>
    </style:style>
    <style:style style:name="P5" style:family="paragraph" style:parent-style-name="Standard">
      <style:text-properties officeooo:paragraph-rsid="001ffd03"/>
    </style:style>
    <style:style style:name="P6" style:family="paragraph" style:parent-style-name="Standard">
      <style:text-properties officeooo:rsid="0016f0e1" officeooo:paragraph-rsid="001ffd03"/>
    </style:style>
    <style:style style:name="P7" style:family="paragraph" style:parent-style-name="Standard">
      <style:text-properties officeooo:rsid="001e6d58" officeooo:paragraph-rsid="001ffd03"/>
    </style:style>
    <style:style style:name="P8" style:family="paragraph" style:parent-style-name="Standard">
      <style:text-properties officeooo:rsid="00195a7e" officeooo:paragraph-rsid="001ffd03"/>
    </style:style>
    <style:style style:name="P9" style:family="paragraph" style:parent-style-name="Standard">
      <style:text-properties officeooo:rsid="00185856" officeooo:paragraph-rsid="001ffd03"/>
    </style:style>
    <style:style style:name="P10" style:family="paragraph" style:parent-style-name="Standard">
      <style:text-properties officeooo:rsid="001f541a" officeooo:paragraph-rsid="001ffd03"/>
    </style:style>
    <style:style style:name="P11" style:family="paragraph" style:parent-style-name="Standard">
      <style:text-properties officeooo:rsid="001fc930" officeooo:paragraph-rsid="001ffd03"/>
    </style:style>
    <style:style style:name="P12" style:family="paragraph" style:parent-style-name="Standard">
      <style:text-properties officeooo:rsid="001963a0" officeooo:paragraph-rsid="001ffd03"/>
    </style:style>
    <style:style style:name="P13" style:family="paragraph" style:parent-style-name="Standard">
      <style:text-properties fo:font-weight="bold" officeooo:rsid="001e6d58" officeooo:paragraph-rsid="001ffd03" style:font-weight-asian="bold" style:font-weight-complex="bold"/>
    </style:style>
    <style:style style:name="P14" style:family="paragraph" style:parent-style-name="Standard" style:list-style-name="L1"/>
    <style:style style:name="P15" style:family="paragraph" style:parent-style-name="Standard" style:list-style-name="L2">
      <style:text-properties officeooo:paragraph-rsid="002b3925"/>
    </style:style>
    <style:style style:name="P16" style:family="paragraph" style:parent-style-name="Text_20_body">
      <style:text-properties officeooo:rsid="00232866" officeooo:paragraph-rsid="00232866"/>
    </style:style>
    <style:style style:name="P17" style:family="paragraph" style:parent-style-name="Text_20_body">
      <style:text-properties officeooo:rsid="0024fb9a" officeooo:paragraph-rsid="0024fb9a"/>
    </style:style>
    <style:style style:name="P18" style:family="paragraph" style:parent-style-name="Text_20_body">
      <style:text-properties officeooo:rsid="00264ac0" officeooo:paragraph-rsid="00267b1c"/>
    </style:style>
    <style:style style:name="P19" style:family="paragraph" style:parent-style-name="Text_20_body">
      <style:text-properties officeooo:paragraph-rsid="00267b1c"/>
    </style:style>
    <style:style style:name="P20" style:family="paragraph" style:parent-style-name="Text_20_body">
      <style:text-properties officeooo:rsid="00283bff" officeooo:paragraph-rsid="00283bff"/>
    </style:style>
    <style:style style:name="P21" style:family="paragraph" style:parent-style-name="Text_20_body">
      <style:text-properties officeooo:paragraph-rsid="002b3925"/>
    </style:style>
    <style:style style:name="P22" style:family="paragraph" style:parent-style-name="Text_20_body">
      <style:paragraph-properties fo:break-before="page"/>
      <style:text-properties officeooo:paragraph-rsid="0025cff9"/>
    </style:style>
    <style:style style:name="P23" style:family="paragraph" style:parent-style-name="Text_20_body">
      <style:paragraph-properties fo:break-before="page"/>
      <style:text-properties officeooo:paragraph-rsid="00267b1c"/>
    </style:style>
    <style:style style:name="P24" style:family="paragraph" style:parent-style-name="Heading_20_2">
      <style:text-properties officeooo:paragraph-rsid="00267b1c"/>
    </style:style>
    <style:style style:name="P25" style:family="paragraph" style:parent-style-name="Heading_20_2">
      <style:text-properties officeooo:paragraph-rsid="002b3925"/>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Footer">
      <style:paragraph-properties fo:text-align="end" style:justify-single-word="false"/>
    </style:style>
    <style:style style:name="P28" style:family="paragraph" style:parent-style-name="Header">
      <style:text-properties officeooo:rsid="00208f2a" officeooo:paragraph-rsid="00208f2a"/>
    </style:style>
    <style:style style:name="P29" style:family="paragraph" style:parent-style-name="Heading_20_1">
      <style:text-properties officeooo:paragraph-rsid="00267b1c"/>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25cff9" officeooo:paragraph-rsid="00267b1c"/>
    </style:style>
    <style:style style:name="P32" style:family="paragraph" style:parent-style-name="Heading_20_1" style:list-style-name="">
      <style:paragraph-properties fo:margin-left="0cm" fo:margin-right="0cm" fo:text-indent="0cm" style:auto-text-indent="false">
        <style:tab-stops/>
      </style:paragraph-properties>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officeooo:rsid="002062a3"/>
    </style:style>
    <style:style style:name="T11" style:family="text">
      <style:text-properties officeooo:rsid="001e6d58"/>
    </style:style>
    <style:style style:name="T12" style:family="text">
      <style:text-properties officeooo:rsid="001f541a"/>
    </style:style>
    <style:style style:name="T13" style:family="text">
      <style:text-properties officeooo:rsid="00195a7e"/>
    </style:style>
    <style:style style:name="T14" style:family="text">
      <style:text-properties officeooo:rsid="002325c7"/>
    </style:style>
    <style:style style:name="T15" style:family="text">
      <style:text-properties officeooo:rsid="001e90b5"/>
    </style:style>
    <style:style style:name="T16" style:family="text">
      <style:text-properties officeooo:rsid="0021fc9b"/>
    </style:style>
    <style:style style:name="T17" style:family="text">
      <style:text-properties officeooo:rsid="0024fb9a"/>
    </style:style>
    <style:style style:name="T18" style:family="text">
      <style:text-properties officeooo:rsid="0027cb18"/>
    </style:style>
    <style:style style:name="T19" style:family="text">
      <style:text-properties officeooo:rsid="0027d709"/>
    </style:style>
    <style:style style:name="T20" style:family="text">
      <style:text-properties officeooo:rsid="00283bff"/>
    </style:style>
    <style:style style:name="T21" style:family="text">
      <style:text-properties officeooo:rsid="002987a7"/>
    </style:style>
    <style:style style:name="T22" style:family="text">
      <style:text-properties officeooo:rsid="002b0963"/>
    </style:style>
    <style:style style:name="T23" style:family="text">
      <style:text-properties officeooo:rsid="002b3925"/>
    </style:style>
    <style:style style:name="T24" style:family="text">
      <style:text-properties style:font-name="Liberation Serif" fo:font-size="12pt" fo:font-style="normal" fo:font-weight="normal" style:font-size-asian="12pt" style:font-size-complex="12pt"/>
    </style:style>
    <style:style style:name="T25" style:family="text">
      <style:text-properties style:font-name="Liberation Serif" fo:font-size="12pt" fo:font-style="normal" fo:font-weight="normal" officeooo:rsid="002b3925"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488_1583190050" text:style-name="Index_20_Link" text:visited-style-name="Index_20_Link">Présentation<text:tab/>2</text:a></text:p>
          <text:p text:style-name="P3"><text:a xlink:type="simple" xlink:href="#__RefHeading___Toc490_1583190050" text:style-name="Index_20_Link" text:visited-style-name="Index_20_Link">Objectifs :<text:tab/>2</text:a></text:p>
          <text:p text:style-name="P3"><text:a xlink:type="simple" xlink:href="#__RefHeading___Toc492_1583190050" text:style-name="Index_20_Link" text:visited-style-name="Index_20_Link">Les technologies :<text:tab/>2</text:a></text:p>
          <text:p text:style-name="P3"><text:a xlink:type="simple" xlink:href="#__RefHeading___Toc494_1583190050" text:style-name="Index_20_Link" text:visited-style-name="Index_20_Link">Résultats espérés:<text:tab/>3</text:a></text:p>
          <text:p text:style-name="P26"><text:a xlink:type="simple" xlink:href="#__RefHeading___Toc496_1583190050" text:style-name="Index_20_Link" text:visited-style-name="Index_20_Link">Github : gestion de projet<text:tab/>4</text:a></text:p>
          <text:p text:style-name="P3"><text:a xlink:type="simple" xlink:href="#__RefHeading___Toc498_1583190050" text:style-name="Index_20_Link" text:visited-style-name="Index_20_Link">présentation github<text:tab/>4</text:a></text:p>
          <text:p text:style-name="P3"><text:a xlink:type="simple" xlink:href="#__RefHeading___Toc500_1583190050" text:style-name="Index_20_Link" text:visited-style-name="Index_20_Link">Création d’un dépôt Github<text:tab/>4</text:a></text:p>
          <text:p text:style-name="P26"><text:a xlink:type="simple" xlink:href="#__RefHeading___Toc538_1583190050" text:style-name="Index_20_Link" text:visited-style-name="Index_20_Link">Base de Données : PostgreSQL<text:tab/>5</text:a></text:p>
          <text:p text:style-name="P3"><text:a xlink:type="simple" xlink:href="#__RefHeading___Toc526_1583190050" text:style-name="Index_20_Link" text:visited-style-name="Index_20_Link">Présentation de PostgreSQL<text:tab/>5</text:a></text:p>
          <text:p text:style-name="P3"><text:a xlink:type="simple" xlink:href="#__RefHeading___Toc528_1583190050" text:style-name="Index_20_Link" text:visited-style-name="Index_20_Link">Création de la base Pizzas<text:tab/>5</text:a></text:p>
          <text:p text:style-name="P3"><text:a xlink:type="simple" xlink:href="#__RefHeading___Toc530_1583190050" text:style-name="Index_20_Link" text:visited-style-name="Index_20_Link">Schéma de la base de données et du script SQL.<text:tab/>5</text:a></text:p>
          <text:p text:style-name="P26"><text:a xlink:type="simple" xlink:href="#__RefHeading___Toc502_1583190050" text:style-name="Index_20_Link" text:visited-style-name="Index_20_Link">Création backend express<text:tab/>6</text:a></text:p>
        </text:index-body>
      </text:table-of-content>
      <text:h text:style-name="P32" text:outline-level="1"/>
      <text:h text:style-name="P30" text:outline-level="1"><text:bookmark-start text:name="__RefHeading___Toc488_1583190050"/><text:span text:style-name="T2">Présentation</text:span><text:bookmark-end text:name="__RefHeading___Toc488_1583190050"/></text:h>
      <text:p text:style-name="Text_20_body"/>
      <text:p text:style-name="P6"/>
      <text:p text:style-name="P6"><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6"><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6"/>
      <text:p text:style-name="P6"/>
      <text:h text:style-name="Heading_20_2" text:outline-level="2"><text:bookmark-start text:name="__RefHeading___Toc490_1583190050"/><text:span text:style-name="T7">O</text:span><text:span text:style-name="T4">bjectifs </text:span>:<text:bookmark-end text:name="__RefHeading___Toc490_1583190050"/></text:h>
      <text:p text:style-name="P6"><text:span text:style-name="T10"><text:tab/>Permettre</text:span> aux clients de commander <text:s/>un repas simplement et rapidement <text:span text:style-name="T3">grâce</text:span> à leur <text:span text:style-name="T11">smart phone, et fournir à l’entreprise un ensemble d’outils afin d’améliorer leur service et leur réactivité.</text:span></text:p>
      <text:p text:style-name="P6"/>
      <text:p text:style-name="P13"><text:span text:style-name="T12">Application mobile :</text:span>pour le client utilisateur</text:p>
      <text:p text:style-name="P7"><text:tab/><text:span text:style-name="T2">pouvoir consulter la carte de la pizzeria</text:span></text:p>
      <text:p text:style-name="P6"><text:tab/><text:span text:style-name="T13">permettre de choisir une ou plusieurs pizzas de la carte</text:span></text:p>
      <text:p text:style-name="P6"><text:tab/><text:span text:style-name="T13">indiquer l’heure de retrait souhaitée</text:span></text:p>
      <text:p text:style-name="P6"><text:tab/><text:span text:style-name="T11">paiement en ligne <text:s/>(paypal)</text:span></text:p>
      <text:p text:style-name="P6"><text:tab/><text:span text:style-name="T2">recevoir une notification quand leur commande est prête ?</text:span></text:p>
      <text:p text:style-name="P6"/>
      <text:p text:style-name="P8"><text:span text:style-name="T4">B</text:span><text:span text:style-name="T8">ackend : </text:span><text:span text:style-name="T4">Pour l’entreprise</text:span> :</text:p>
      <text:p text:style-name="P8"><text:tab/>tenir a jour la liste des ingrédients/<text:span text:style-name="T2">recettes</text:span> proposés simplement</text:p>
      <text:p text:style-name="P8"><text:tab/>avoir la liste des commandes passées avec les informations de <text:span text:style-name="T2">retrait</text:span> <text:span text:style-name="T10">en temps réél</text:span></text:p>
      <text:p text:style-name="P8"><text:tab/><text:span text:style-name="T14">profiter de statistiques d‘utilisation  :</text:span></text:p>
      <text:p text:style-name="P8"><text:tab/><text:tab/><text:span text:style-name="T10">les ingrédients préférés</text:span></text:p>
      <text:p text:style-name="P8"><text:tab/><text:tab/><text:span text:style-name="T10">la répartition des commandes heures/jours/semaine/mois…</text:span></text:p>
      <text:p text:style-name="P8"><text:tab/><text:tab/><text:span text:style-name="T14">localisation des clients</text:span></text:p>
      <text:p text:style-name="P6"/>
      <text:h text:style-name="Heading_20_2" text:outline-level="2"><text:bookmark-start text:name="__RefHeading___Toc492_1583190050"/><text:span text:style-name="T5">Les technologies </text:span>: <text:bookmark-end text:name="__RefHeading___Toc492_1583190050"/></text:h>
      <text:p text:style-name="P9"><text:tab/><text:span text:style-name="T4">base POSTGRES</text:span><text:span text:style-name="T5">QL</text:span><text:span text:style-name="T4"> </text:span>: <text:span text:style-name="T10">pour réduire au maximum </text:span>les erreurs/<text:span text:style-name="T13">données incohérentes <text:tab/>(s’assurer que la commande est passée pendant les heures d’ouverture du magasin)</text:span></text:p>
      <text:p text:style-name="P9"><text:tab/><text:span text:style-name="T4">nodejs coté serveur</text:span> : <text:span text:style-name="T16">serveur web Express</text:span></text:p>
      <text:p text:style-name="P9"><text:tab/><text:span text:style-name="T4">cordova/</text:span><text:span text:style-name="T9">Angular</text:span><text:span text:style-name="T4"> </text:span>: <text:span text:style-name="T10">pour </text:span>simplifie<text:span text:style-name="T10">r</text:span> <text:span text:style-name="T10">et unifier</text:span> <text:span text:style-name="T3">le développement</text:span> <text:span text:style-name="T10">afin de déployer sur</text:span> <text:tab/><text:span text:style-name="T3">différents</text:span> <text:span text:style-name="T15">type de téléphone(android, i-phone) et tablettes</text:span></text:p>
      <text:p text:style-name="P9"/>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0">m<text:span text:style-name="T2">ise</text:span> en place un outil de commercialisation et de pilotage d’entreprise</text:p>
      <text:p text:style-name="P11"><text:span text:style-name="T4">commercialisation </text:span>: </text:p>
      <text:p text:style-name="P9"><text:tab/><text:span text:style-name="T12">nouvelle source de vente (toucher une nouvelle clientèle )</text:span></text:p>
      <text:p text:style-name="P9"/>
      <text:p text:style-name="P10"><text:span text:style-name="T4">statistiques </text:span>: <text:s/></text:p>
      <text:p text:style-name="P10"><text:tab/>s’adapter aux habitudes de consommations (ingrédients, jour, heure, localisation) </text:p>
      <text:p text:style-name="P12"><text:tab/>Adapter le nombre d’employés, les commandes et le stock aux prévisions de la demande</text:p>
      <text:p text:style-name="P9"><text:tab/><text:span text:style-name="T15">Outil de ciblage géographique des clients (liens sponsorise facebook , adwords géolocalisé)</text:span></text:p>
      <text:p text:style-name="P9"/>
      <text:p text:style-name="P9"><text:tab/><text:span text:style-name="T10">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5"/>
      <text:p text:style-name="P22"/>
      <text:h text:style-name="Heading_20_1" text:outline-level="1"><text:bookmark-start text:name="__RefHeading___Toc496_1583190050"/>Github : « <text:span text:style-name="T18">how people build software »</text:span><text:bookmark-end text:name="__RefHeading___Toc496_1583190050"/></text:h>
      <text:p text:style-name="P1"/>
      <text:h text:style-name="Heading_20_2" text:outline-level="2"><text:bookmark-start text:name="__RefHeading___Toc498_1583190050"/>présentation github<text:bookmark-end text:name="__RefHeading___Toc498_1583190050"/></text:h>
      <text:p text:style-name="Standard"><text:tab/><text:span text:style-name="T22">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23">Parmi les principales fonctionnalités de git, on peut citer</text:span>:</text:p>
      <text:list xml:id="list2551573570869031060" text:style-name="L2">
        <text:list-item>
          <text:p text:style-name="P15"><text:span text:style-name="T24"><text:s/>Fournit des informations sur l’évolution d’un ou d’un ensemble de fichiers</text:span></text:p>
        </text:list-item>
        <text:list-item>
          <text:p text:style-name="P15"><text:s/>Quand le(s) fichier(s) ont été modifiés <text:span text:style-name="T23">et par qui</text:span></text:p>
        </text:list-item>
        <text:list-item>
          <text:p text:style-name="P15"><text:s/>Qu’est ce qui a été modifié</text:p>
        </text:list-item>
        <text:list-item>
          <text:p text:style-name="P15"><text:s/>Permet à plusieurs personnes de faire évoluer un ensemble de fichiers</text:p>
        </text:list-item>
      </text:list>
      <text:p text:style-name="P21"><text:line-break/></text:p>
      <text:h text:style-name="P25" text:outline-level="2"><text:bookmark-start text:name="__RefHeading___Toc500_1583190050"/>Création d’un dépôt Github<text:bookmark-end text:name="__RefHeading___Toc500_1583190050"/></text:h>
      <text:p text:style-name="P1"><text:s text:c="2"/>création d’un dossier sur ma machine </text:p>
      <text:p text:style-name="P1">/Documents/pizza-louis</text:p>
      <text:p text:style-name="P1">- front : l’application angular/Cordova</text:p>
      <text:p text:style-name="P1">- backend : serveur express</text:p>
      <text:p text:style-name="P1">- <text:span text:style-name="T21">sql_dump : pour stocker les dumps sql de la base</text:span></text:p>
      <text:p text:style-name="P1"/>
      <text:p text:style-name="P1">initialisation d’un repos git :</text:p>
      <text:p text:style-name="P1">git init </text:p>
      <text:p text:style-name="P1"/>
      <text:p text:style-name="P1">ajout de <text:span text:style-name="T1">fichiers/dossiers</text:span></text:p>
      <text:p text:style-name="P1">git add .</text:p>
      <text:p text:style-name="P1"/>
      <text:p text:style-name="P1">Commit de la structure du projet</text:p>
      <text:p text:style-name="P1">git commit </text:p>
      <text:p text:style-name="P1"/>
      <text:p text:style-name="P1">création du remote <text:span text:style-name="T1">sur github puis liaison avec le depot local</text:span></text:p>
      <text:p text:style-name="P1">git remote add origin <text:a xlink:type="simple" xlink:href="https://github.com/user/repo.git" text:style-name="Internet_20_link" text:visited-style-name="Visited_20_Internet_20_Link">https://github.com/user/repo.git</text:a></text:p>
      <text:p text:style-name="P1"/>
      <text:p text:style-name="P2">push des modifications :</text:p>
      <text:p text:style-name="P2">git push origin master</text:p>
      <text:p text:style-name="P1"/>
      <text:h text:style-name="P31" text:outline-level="1"><text:bookmark-start text:name="__RefHeading___Toc538_1583190050"/>Base de Données : PostgreSQL<text:bookmark-end text:name="__RefHeading___Toc538_1583190050"/></text:h>
      <text:h text:style-name="P24"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18">sous licence BSD</text:span>.<text:span text:style-name="T18"><text:tab/>Les p</text:span>rincipales fonctionnalités offertes par PostgreSQL <text:span text:style-name="T18">sont</text:span>:</text:p>
      <text:list xml:id="list8894735962322060493" text:style-name="L1">
        <text:list-item>
          <text:p text:style-name="P14">Compatibilité très complète avec les standards SQL 92 et 99</text:p>
        </text:list-item>
        <text:list-item>
          <text:p text:style-name="P14">Règles.</text:p>
        </text:list-item>
        <text:list-item>
          <text:p text:style-name="P14">Vues.</text:p>
        </text:list-item>
        <text:list-item>
          <text:p text:style-name="P14">Triggers.</text:p>
        </text:list-item>
        <text:list-item>
          <text:p text:style-name="P14">Procédures stockées.</text:p>
        </text:list-item>
        <text:list-item>
          <text:p text:style-name="P14">Séquences .</text:p>
        </text:list-item>
        <text:list-item>
          <text:p text:style-name="P14">Jointures externes.</text:p>
        </text:list-item>
        <text:list-item>
          <text:p text:style-name="P14">Requêtes imbriquées.</text:p>
        </text:list-item>
        <text:list-item>
          <text:p text:style-name="P14">Transactions imbriquées.</text:p>
        </text:list-item>
        <text:list-item>
          <text:p text:style-name="P14">Intégrité référentielle (foreign keys).</text:p>
        </text:list-item>
        <text:list-item>
          <text:p text:style-name="P14">Support pour les requêtes de type UNION, UNION ALL et EXCEPT.</text:p>
        </text:list-item>
        <text:list-item>
          <text:p text:style-name="P14">Index partiels et indexes sur les fonctions.</text:p>
        </text:list-item>
        <text:list-item>
          <text:p text:style-name="P14">Sauvegardes à chaud, complètes ou incrémentales.</text:p>
        </text:list-item>
        <text:list-item>
          <text:p text:style-name="P14">Restaurations complètes ou partielles.</text:p>
        </text:list-item>
        <text:list-item>
          <text:p text:style-name="P14">Import et Export de données très simple.</text:p>
        </text:list-item>
        <text:list-item>
          <text:p text:style-name="P14">Langages procéduraux. En particulier, PL/PGSQL est proche du langage PL/SQL d’Oracle.</text:p>
        </text:list-item>
        <text:list-item>
          <text:p text:style-name="P14">Gestion de XML.</text:p>
        </text:list-item>
        <text:list-item>
          <text:p text:style-name="P14">Support de Unicode.</text:p>
        </text:list-item>
        <text:list-item>
          <text:p text:style-name="P14">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19">Libre</text:span> Office), c'est un produit mature, parfaitement à même de remplacer les produits commerciaux en entreprise. <text:span text:style-name="T19">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24" text:outline-level="2">Création de la base Pizzas</text:h>
      <text:p text:style-name="P18">création d’un nouvel utilisateur :</text:p>
      <text:p text:style-name="P20">connection en tant qu’utilisateur postgres, createuser login : louis, -P : demande le prompt pour le password</text:p>
      <text:p text:style-name="P18">sudo -<text:span text:style-name="T20">u</text:span> postgres createuser louis -<text:span text:style-name="T20">P</text:span></text:p>
      <text:p text:style-name="P18"/>
      <text:p text:style-name="P18"><text:soft-page-break/>création d’une nouvelle base de données :</text:p>
      <text:p text:style-name="P20">sudo -u postgres createdb pizzas -e utf-8 --owner louis</text:p>
      <text:h text:style-name="P24" text:outline-level="2"><text:bookmark-start text:name="__RefHeading___Toc530_1583190050"/>Schéma de la base de données et du script SQL.<text:bookmark-end text:name="__RefHeading___Toc530_1583190050"/></text:h>
      <text:p text:style-name="P19"/>
      <text:p text:style-name="P19"/>
      <text:p text:style-name="P19"/>
      <text:p text:style-name="P23"/>
      <text:h text:style-name="P29" text:outline-level="1"><text:bookmark-start text:name="__RefHeading___Toc502_1583190050"/>Création backend express<text:bookmark-end text:name="__RefHeading___Toc502_1583190050"/></text:h>
      <text:p text:style-name="Text_20_body"/>
      <text:p text:style-name="P16">Génération du serveur via express-generator :</text:p>
      <text:p text:style-name="P16">express backend –view hbs <text:s text:c="2"/></text:p>
      <text:p text:style-name="P16">autres modules npm nécessaires :</text:p>
      <text:p text:style-name="P16">sequelize, <text:span text:style-name="T17">pg : gestion de la base de données et connection/requete</text:span></text:p>
      <text:p text:style-name="P17">passeport : gestion des accès utilisateu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Lucida Grande', sans-serif"/>
    <style:font-face style:name="Maven Pro" svg:font-family="'Maven Pro'"/>
    <style:font-face style:name="Times New Roman" svg:font-family="'Times New Roman'"/>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8f2a" officeooo:paragraph-rsid="00208f2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Formation développeur JAVASCRIPT – Greta Dax 2017</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1T14:24:08.504951213</dc:date>
    <meta:editing-duration>PT1H33M58S</meta:editing-duration>
    <meta:editing-cycles>12</meta:editing-cycles>
    <meta:generator>LibreOffice/5.1.6.2$Linux_X86_64 LibreOffice_project/10m0$Build-2</meta:generator>
    <meta:document-statistic meta:table-count="0" meta:image-count="0" meta:object-count="0" meta:page-count="7" meta:paragraph-count="107" meta:word-count="996" meta:character-count="6419" meta:non-whitespace-character-count="5500"/>
  </office:meta>
</office:document-meta>
</file>